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28in"/>
    </style:style>
    <style:style style:name="co2" style:family="table-column">
      <style:table-column-properties fo:break-before="auto" style:column-width="0.9283in"/>
    </style:style>
    <style:style style:name="co3" style:family="table-column">
      <style:table-column-properties fo:break-before="auto" style:column-width="2.039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8264in"/>
    </style:style>
    <style:style style:name="co6" style:family="table-column">
      <style:table-column-properties fo:break-before="auto" style:column-width="1.698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08in"/>
    </style:style>
    <style:style style:name="co9" style:family="table-column">
      <style:table-column-properties fo:break-before="auto" style:column-width="2.6283in"/>
    </style:style>
    <style:style style:name="co10" style:family="table-column">
      <style:table-column-properties fo:break-before="auto" style:column-width="4.1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26"/>
    <style:style style:name="ce7" style:family="table-cell" style:parent-style-name="Default" style:data-style-name="N126">
      <style:table-cell-properties style:vertical-align="middle"/>
    </style:style>
    <style:style style:name="ce8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Price (un)</text:p>
          </table:table-cell>
          <table:table-cell table:style-name="Default" office:value-type="string" calcext:value-type="string">
            <text:p>Price (total)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0.1u</text:p>
          </table:table-cell>
          <table:table-cell office:value-type="currency" office:currency="EUR" office:value="0.0405" calcext:value-type="currency">
            <text:p>0.0405 €</text:p>
          </table:table-cell>
          <table:table-cell table:formula="of:=[.A2]*[.D2]" office:value-type="currency" office:currency="EUR" office:value="0.081" calcext:value-type="currency">
            <text:p>0.0810 €</text:p>
          </table:table-cell>
          <table:table-cell office:value-type="string" calcext:value-type="string">
            <text:p>CE-1/100P</text:p>
          </table:table-cell>
          <table:table-cell office:value-type="string" calcext:value-type="string">
            <text:p>https://www.tme.eu/en/details/ce-1_100p/85degc-tht-electrolytic-capacitors/samwha/sd2a105m05011bb159/</text:p>
          </table:table-cell>
          <table:table-cell office:value-type="string" calcext:value-type="string">
            <text:p>Example for 1u From TME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0.33u</text:p>
          </table:table-cell>
          <table:table-cell table:formula="of:=16.6/1000" office:value-type="currency" office:currency="EUR" office:value="0.0166" calcext:value-type="currency">
            <text:p>0.0166 €</text:p>
          </table:table-cell>
          <table:table-cell table:formula="of:=[.A3]*[.D3]" office:value-type="currency" office:currency="EUR" office:value="0.0332" calcext:value-type="currency">
            <text:p>0.0332 €</text:p>
          </table:table-cell>
          <table:table-cell office:value-type="string" calcext:value-type="string">
            <text:p>CL21B334KBFNNNE</text:p>
          </table:table-cell>
          <table:table-cell office:value-type="string" calcext:value-type="string">
            <text:p>https://www.tme.eu/pt/details/cl21b334kbfnnne/capacitores-mlcc-smd-0805/samsung/</text:p>
          </table:table-cell>
          <table:table-cell/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table:formula="of:=16.8/1000" office:value-type="currency" office:currency="EUR" office:value="0.0168" calcext:value-type="currency">
            <text:p>0.0168 €</text:p>
          </table:table-cell>
          <table:table-cell table:formula="of:=[.A4]*[.D4]" office:value-type="currency" office:currency="EUR" office:value="0.0168" calcext:value-type="currency">
            <text:p>0.0168 €</text:p>
          </table:table-cell>
          <table:table-cell office:value-type="string" calcext:value-type="string">
            <text:p>VJ0805Y104KXACW1BC</text:p>
          </table:table-cell>
          <table:table-cell office:value-type="string" calcext:value-type="string">
            <text:p>https://www.tme.eu/pt/details/vj0805y104kxacw1bc/capacitores-mlcc-smd-0805/vishay/</text:p>
          </table:table-cell>
          <table:table-cell/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table:formula="of:=3.33/300" office:value-type="currency" office:currency="EUR" office:value="0.0111" calcext:value-type="currency">
            <text:p>0.0111 €</text:p>
          </table:table-cell>
          <table:table-cell table:formula="of:=[.A5]*[.D5]" office:value-type="currency" office:currency="EUR" office:value="0.0222" calcext:value-type="currency">
            <text:p>0.0222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223444008196?var=522199322564</text:p>
          </table:table-cell>
          <table:table-cell/>
          <table:table-cell office:value-type="string" calcext:value-type="string">
            <text:p>Device:LED</text:p>
          </table:table-cell>
          <table:table-cell office:value-type="string" calcext:value-type="string">
            <text:p>LED_THT:LED_D3.0mm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D</text:p>
          </table:table-cell>
          <table:table-cell table:formula="of:=32.2/1000" office:value-type="currency" office:currency="EUR" office:value="0.0322" calcext:value-type="currency">
            <text:p>0.0322 €</text:p>
          </table:table-cell>
          <table:table-cell table:formula="of:=[.A6]*[.D6]" office:value-type="currency" office:currency="EUR" office:value="0.0644" calcext:value-type="currency">
            <text:p>0.0644 €</text:p>
          </table:table-cell>
          <table:table-cell office:value-type="string" calcext:value-type="string">
            <text:p>SR280-YAN</text:p>
          </table:table-cell>
          <table:table-cell office:value-type="string" calcext:value-type="string">
            <text:p>https://www.tme.eu/pt/details/sr280-yan/diodos-schottky-tht/yangjie-technology/sr280/</text:p>
          </table:table-cell>
          <table:table-cell/>
          <table:table-cell office:value-type="string" calcext:value-type="string">
            <text:p>Device:D</text:p>
          </table:table-cell>
          <table:table-cell office:value-type="string" calcext:value-type="string">
            <text:p>Diode_THT:D_DO-41_SOD81_P7.62mm_Horizont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_Zener_x2_ACom_AKK</text:p>
          </table:table-cell>
          <table:table-cell office:value-type="currency" office:currency="EUR" office:value="0.069" calcext:value-type="currency">
            <text:p>0.0690 €</text:p>
          </table:table-cell>
          <table:table-cell table:formula="of:=[.A7]*[.D7]" office:value-type="currency" office:currency="EUR" office:value="0.069" calcext:value-type="currency">
            <text:p>0.0690 €</text:p>
          </table:table-cell>
          <table:table-cell office:value-type="string" calcext:value-type="string">
            <text:p>AZ23C4V7-7-F</text:p>
          </table:table-cell>
          <table:table-cell office:value-type="string" calcext:value-type="string">
            <text:p>https://www.tme.eu/en/details/az23c4v7-7-f/smd-zener-diodes/diodes-incorporated/</text:p>
          </table:table-cell>
          <table:table-cell office:value-type="string" calcext:value-type="string">
            <text:p>Borrow From NIBBLE</text:p>
          </table:table-cell>
          <table:table-cell office:value-type="string" calcext:value-type="string">
            <text:p>Device:D_Zener_x2_ACom_KKA</text:p>
          </table:table-cell>
          <table:table-cell office:value-type="string" calcext:value-type="string">
            <text:p>Package_TO_SOT_SMD:SOT-23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QRSwitch</text:p>
          </table:table-cell>
          <table:table-cell table:formula="of:=2.75/20" office:value-type="currency" office:currency="EUR" office:value="0.1375" calcext:value-type="currency">
            <text:p>0.1375 €</text:p>
          </table:table-cell>
          <table:table-cell table:formula="of:=[.A8]*[.D8]" office:value-type="currency" office:currency="EUR" office:value="0.1375" calcext:value-type="currency">
            <text:p>0.1375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133453552787?var=432889210476</text:p>
          </table:table-cell>
          <table:table-cell/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:TerminalBlock_bornier-2_P5.08m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creen</text:p>
          </table:table-cell>
          <table:table-cell table:formula="of:=2.75/20*2" office:value-type="currency" office:currency="EUR" office:value="0.275" calcext:value-type="currency">
            <text:p>0.2750 €</text:p>
          </table:table-cell>
          <table:table-cell table:formula="of:=[.A9]*[.D9]" office:value-type="currency" office:currency="EUR" office:value="0.275" calcext:value-type="currency">
            <text:p>0.2750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133453552787?var=432889210476</text:p>
          </table:table-cell>
          <table:table-cell/>
          <table:table-cell office:value-type="string" calcext:value-type="string">
            <text:p>Connector:Screw_Terminal_01x04</text:p>
          </table:table-cell>
          <table:table-cell office:value-type="string" calcext:value-type="string">
            <text:p>TerminalBlock:TerminalBlock_bornier-4_P5.08m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Irrigation</text:p>
          </table:table-cell>
          <table:table-cell table:formula="of:=2.75/20" office:value-type="currency" office:currency="EUR" office:value="0.1375" calcext:value-type="currency">
            <text:p>0.1375 €</text:p>
          </table:table-cell>
          <table:table-cell table:formula="of:=[.A10]*[.D9]" office:value-type="currency" office:currency="EUR" office:value="0.275" calcext:value-type="currency">
            <text:p>0.2750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172541810975?var=471393167688</text:p>
          </table:table-cell>
          <table:table-cell/>
          <table:table-cell office:value-type="string" calcext:value-type="string">
            <text:p>Connector:Screw_Terminal_01x03</text:p>
          </table:table-cell>
          <table:table-cell office:value-type="string" calcext:value-type="string">
            <text:p>TerminalBlock:TerminalBlock_bornier-3_P5.08m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EnvSensor</text:p>
          </table:table-cell>
          <table:table-cell table:formula="of:=2.75/20*2" office:value-type="currency" office:currency="EUR" office:value="0.275" calcext:value-type="currency">
            <text:p>0.2750 €</text:p>
          </table:table-cell>
          <table:table-cell table:formula="of:=[.A11]*[.D11]" office:value-type="currency" office:currency="EUR" office:value="0.275" calcext:value-type="currency">
            <text:p>0.2750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133453552787?var=432889210476</text:p>
          </table:table-cell>
          <table:table-cell/>
          <table:table-cell office:value-type="string" calcext:value-type="string">
            <text:p>Connector:Screw_Terminal_01x04</text:p>
          </table:table-cell>
          <table:table-cell office:value-type="string" calcext:value-type="string">
            <text:p>TerminalBlock:TerminalBlock_bornier-4_P5.08m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</text:p>
          </table:table-cell>
          <table:table-cell table:formula="of:=2.75/20" office:value-type="currency" office:currency="EUR" office:value="0.1375" calcext:value-type="currency">
            <text:p>0.1375 €</text:p>
          </table:table-cell>
          <table:table-cell table:formula="of:=[.A12]*[.D12]" office:value-type="currency" office:currency="EUR" office:value="0.1375" calcext:value-type="currency">
            <text:p>0.1375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133453552787?var=432889210476</text:p>
          </table:table-cell>
          <table:table-cell/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:TerminalBlock_bornier-2_P5.08m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umpRelay</text:p>
          </table:table-cell>
          <table:table-cell table:formula="of:=2.75/20" office:value-type="currency" office:currency="EUR" office:value="0.1375" calcext:value-type="currency">
            <text:p>0.1375 €</text:p>
          </table:table-cell>
          <table:table-cell table:formula="of:=[.A13]*[.D13]" office:value-type="currency" office:currency="EUR" office:value="0.1375" calcext:value-type="currency">
            <text:p>0.1375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172541810975?var=471393167688</text:p>
          </table:table-cell>
          <table:table-cell/>
          <table:table-cell office:value-type="string" calcext:value-type="string">
            <text:p>Connector:Screw_Terminal_01x03</text:p>
          </table:table-cell>
          <table:table-cell office:value-type="string" calcext:value-type="string">
            <text:p>TerminalBlock:TerminalBlock_bornier-3_P5.08m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dutivity</text:p>
          </table:table-cell>
          <table:table-cell table:formula="of:=2.75/20" office:value-type="currency" office:currency="EUR" office:value="0.1375" calcext:value-type="currency">
            <text:p>0.1375 €</text:p>
          </table:table-cell>
          <table:table-cell table:formula="of:=[.A14]*[.D14]" office:value-type="currency" office:currency="EUR" office:value="0.1375" calcext:value-type="currency">
            <text:p>0.1375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172541810975?var=471393167688</text:p>
          </table:table-cell>
          <table:table-cell/>
          <table:table-cell office:value-type="string" calcext:value-type="string">
            <text:p>Connector:Screw_Terminal_01x03</text:p>
          </table:table-cell>
          <table:table-cell office:value-type="string" calcext:value-type="string">
            <text:p>TerminalBlock:TerminalBlock_bornier-3_P5.08mm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PN_BCE</text:p>
          </table:table-cell>
          <table:table-cell table:formula="of:=32.2/1000" office:value-type="currency" office:currency="EUR" office:value="0.0322" calcext:value-type="currency">
            <text:p>0.0322 €</text:p>
          </table:table-cell>
          <table:table-cell table:formula="of:=[.A15]*[.D15]" office:value-type="currency" office:currency="EUR" office:value="0.0322" calcext:value-type="currency">
            <text:p>0.0322 €</text:p>
          </table:table-cell>
          <table:table-cell office:value-type="string" calcext:value-type="string">
            <text:p>MPS2222-CDI</text:p>
          </table:table-cell>
          <table:table-cell office:value-type="string" calcext:value-type="string">
            <text:p>https://www.tme.eu/pt/details/mps2222-cdi/transistores-npn-tht/cdil/mps2222/</text:p>
          </table:table-cell>
          <table:table-cell/>
          <table:table-cell office:value-type="string" calcext:value-type="string">
            <text:p>Device:Q_NPN_BCE</text:p>
          </table:table-cell>
          <table:table-cell office:value-type="string" calcext:value-type="string">
            <text:p>Package_TO_SOT_THT:TO-9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10K</text:p>
          </table:table-cell>
          <table:table-cell table:formula="of:=14.12/1000" office:value-type="currency" office:currency="EUR" office:value="0.01412" calcext:value-type="currency">
            <text:p>0.0141 €</text:p>
          </table:table-cell>
          <table:table-cell table:formula="of:=[.A16]*[.D16]" office:value-type="currency" office:currency="EUR" office:value="0.02824" calcext:value-type="currency">
            <text:p>0.0282 €</text:p>
          </table:table-cell>
          <table:table-cell office:value-type="string" calcext:value-type="string">
            <text:p>SMD0805-10K-1%</text:p>
          </table:table-cell>
          <table:table-cell office:value-type="string" calcext:value-type="string">
            <text:p>https://www.tme.eu/pt/details/smd0805-10k-1%25/resistencias-smd-0805/royal-ohm/0805s8f1002t5e/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, R4, R5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.0000 €</text:p>
          </table:table-cell>
          <table:table-cell table:formula="of:=[.A17]*[.D17]" office:value-type="currency" office:currency="EUR" office:value="0" calcext:value-type="currency">
            <text:p>0.0000 €</text:p>
          </table:table-cell>
          <table:table-cell office:value-type="string" calcext:value-type="string">
            <text:p>Nothing used, just to split</text:p>
          </table:table-cell>
          <table:table-cell table:number-columns-repeated="2"/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1K</text:p>
          </table:table-cell>
          <table:table-cell table:formula="of:=13.9/1000" office:value-type="currency" office:currency="EUR" office:value="0.0139" calcext:value-type="currency">
            <text:p>0.0139 €</text:p>
          </table:table-cell>
          <table:table-cell table:formula="of:=[.A18]*[.D18]" office:value-type="currency" office:currency="EUR" office:value="0.0278" calcext:value-type="currency">
            <text:p>0.0278 €</text:p>
          </table:table-cell>
          <table:table-cell office:value-type="string" calcext:value-type="string">
            <text:p>RC0805FR-071K</text:p>
          </table:table-cell>
          <table:table-cell office:value-type="string" calcext:value-type="string">
            <text:p>https://www.tme.eu/pt/details/rc0805fr-071k/resistencias-smd-0805/yageo/rc0805fr-071kl/</text:p>
          </table:table-cell>
          <table:table-cell/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LY1</text:p>
          </table:table-cell>
          <table:table-cell office:value-type="string" calcext:value-type="string">
            <text:p>AZ943-1CH-12DE</text:p>
          </table:table-cell>
          <table:table-cell office:value-type="currency" office:currency="EUR" office:value="0.44" calcext:value-type="currency">
            <text:p>0.4400 €</text:p>
          </table:table-cell>
          <table:table-cell table:formula="of:=[.A19]*[.D19]" office:value-type="currency" office:currency="EUR" office:value="0.44" calcext:value-type="currency">
            <text:p>0.4400 €</text:p>
          </table:table-cell>
          <table:table-cell office:value-type="string" calcext:value-type="string">
            <text:p>AZ943-1CH-12DE</text:p>
          </table:table-cell>
          <table:table-cell office:value-type="string" calcext:value-type="string">
            <text:p><text:a xlink:href="https://www.tme.eu/pt/details/az943-1ch-12de/reles-eletromagnetico-em-miniatura/zettler/" xlink:type="simple">https://www.tme.eu/pt/details/az943-1ch-12de/reles-eletromagnetico-em-miniatura/zettler/</text:a></text:p>
          </table:table-cell>
          <table:table-cell/>
          <table:table-cell office:value-type="string" calcext:value-type="string">
            <text:p>dk_Automotive-Relays:JSM1-12V-5</text:p>
          </table:table-cell>
          <table:table-cell office:value-type="string" calcext:value-type="string">
            <text:p>LCP_Footprints:Relay_SPDT_ZETTLER_AZ943_Series_Form_C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eMos_D1_mini</text:p>
          </table:table-cell>
          <table:table-cell office:value-type="currency" office:currency="EUR" office:value="4.95" calcext:value-type="currency">
            <text:p>4.9500 €</text:p>
          </table:table-cell>
          <table:table-cell table:formula="of:=[.A20]*[.D20]" office:value-type="currency" office:currency="EUR" office:value="0" calcext:value-type="currency">
            <text:p>0.0000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254535886946</text:p>
          </table:table-cell>
          <table:table-cell table:style-name="ce4" office:value-type="string" calcext:value-type="string">
            <text:p>Set quantity if using this one</text:p>
          </table:table-cell>
          <table:table-cell office:value-type="string" calcext:value-type="string">
            <text:p>MCU_Module:WeMos_D1_mini</text:p>
          </table:table-cell>
          <table:table-cell office:value-type="string" calcext:value-type="string">
            <text:p>Module:WEMOS_D1_mini_ligh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NodeMCU_ESP12E</text:p>
          </table:table-cell>
          <table:table-cell office:value-type="currency" office:currency="EUR" office:value="5.45" calcext:value-type="currency">
            <text:p>5.4500 €</text:p>
          </table:table-cell>
          <table:table-cell table:formula="of:=[.A21]*[.D21]" office:value-type="currency" office:currency="EUR" office:value="5.45" calcext:value-type="currency">
            <text:p>5.4500 €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ttps://www.ebay.co.uk/itm/293729116358</text:p>
          </table:table-cell>
          <table:table-cell table:style-name="ce4" office:value-type="string" calcext:value-type="string">
            <text:p>Set quantity if using this one</text:p>
          </table:table-cell>
          <table:table-cell office:value-type="string" calcext:value-type="string">
            <text:p>LCP_MCU_Module:NodeMCU_ESP12E</text:p>
          </table:table-cell>
          <table:table-cell office:value-type="string" calcext:value-type="string">
            <text:p>LCP_Footprints:NodeMCU1.0_12-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7805_TO220</text:p>
          </table:table-cell>
          <table:table-cell office:value-type="currency" office:currency="EUR" office:value="0.24378" calcext:value-type="currency">
            <text:p>0.2438 €</text:p>
          </table:table-cell>
          <table:table-cell table:formula="of:=[.A22]*[.D22]" office:value-type="currency" office:currency="EUR" office:value="0.24378" calcext:value-type="currency">
            <text:p>0.2438 €</text:p>
          </table:table-cell>
          <table:table-cell office:value-type="string" calcext:value-type="string">
            <text:p>Old – LM7805-CDI</text:p>
          </table:table-cell>
          <table:table-cell office:value-type="string" calcext:value-type="string">
            <text:p>https://www.tme.eu/en/details/lm7805-cdi/unregulated-voltage-regulators/cdil/lm7805/</text:p>
          </table:table-cell>
          <table:table-cell office:value-type="string" calcext:value-type="string">
            <text:p>Price based on TME equivalent</text:p>
          </table:table-cell>
          <table:table-cell office:value-type="string" calcext:value-type="string">
            <text:p>Regulator_Linear:LM7805_TO220</text:p>
          </table:table-cell>
          <table:table-cell office:value-type="string" calcext:value-type="string">
            <text:p>Package_TO_SOT_THT:TO-220-3_Vertica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7809_TO220</text:p>
          </table:table-cell>
          <table:table-cell office:value-type="currency" office:currency="EUR" office:value="0.24" calcext:value-type="currency">
            <text:p>0.2400 €</text:p>
          </table:table-cell>
          <table:table-cell table:formula="of:=[.A23]*[.D23]" office:value-type="currency" office:currency="EUR" office:value="0.24" calcext:value-type="currency">
            <text:p>0.2400 €</text:p>
          </table:table-cell>
          <table:table-cell office:value-type="string" calcext:value-type="string">
            <text:p>Old – L7809CV</text:p>
          </table:table-cell>
          <table:table-cell office:value-type="string" calcext:value-type="string">
            <text:p>https://www.tme.eu/en/details/l7809cv/unregulated-voltage-regulators/stmicroelectronics/</text:p>
          </table:table-cell>
          <table:table-cell office:value-type="string" calcext:value-type="string">
            <text:p>Price based on TME equivalent</text:p>
          </table:table-cell>
          <table:table-cell office:value-type="string" calcext:value-type="string">
            <text:p>Regulator_Linear:LM7809_TO220</text:p>
          </table:table-cell>
          <table:table-cell office:value-type="string" calcext:value-type="string">
            <text:p>Package_TO_SOT_THT:TO-220-3_Vertical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Supply</text:p>
          </table:table-cell>
          <table:table-cell office:value-type="currency" office:currency="EUR" office:value="7" calcext:value-type="currency">
            <text:p>7.0000 €</text:p>
          </table:table-cell>
          <table:table-cell table:formula="of:=[.A24]*[.D24]" office:value-type="currency" office:currency="EUR" office:value="7" calcext:value-type="currency">
            <text:p>7.0000 €</text:p>
          </table:table-cell>
          <table:table-cell office:value-type="string" calcext:value-type="string">
            <text:p>Meanwell – RS-15-12</text:p>
          </table:table-cell>
          <table:table-cell office:value-type="string" calcext:value-type="string">
            <text:p><text:a xlink:href="https://www.tme.eu/pt/details/rs-15-12/fontes-de-alimentacao-tipo-built-in/mean-well/" xlink:type="simple">https://www.tme.eu/pt/details/rs-15-12/fontes-de-alimentacao-tipo-built-in/mean-well/</text:a>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B</text:p>
          </table:table-cell>
          <table:table-cell office:value-type="currency" office:currency="EUR" office:value="3.04" calcext:value-type="currency">
            <text:p>3.0400 €</text:p>
          </table:table-cell>
          <table:table-cell table:formula="of:=[.A25]*[.D25]" office:value-type="currency" office:currency="EUR" office:value="3.04" calcext:value-type="currency">
            <text:p>3.0400 €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https://jlcpcb.com/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X</text:p>
          </table:table-cell>
          <table:table-cell office:value-type="currency" office:currency="EUR" office:value="0.7" calcext:value-type="currency">
            <text:p>0.7000 €</text:p>
          </table:table-cell>
          <table:table-cell table:formula="of:=[.A26]*[.D26]" office:value-type="currency" office:currency="EUR" office:value="0.7" calcext:value-type="currency">
            <text:p>0.7000 €</text:p>
          </table:table-cell>
          <table:table-cell office:value-type="string" calcext:value-type="string">
            <text:p>Tupperware</text:p>
          </table:table-cell>
          <table:table-cell table:number-columns-repeated="101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QRSwitch (Push Button)</text:p>
          </table:table-cell>
          <table:table-cell table:style-name="ce7" table:formula="of:=5.23/5" office:value-type="currency" office:currency="EUR" office:value="1.046" calcext:value-type="currency">
            <text:p>1.0460 €</text:p>
          </table:table-cell>
          <table:table-cell table:style-name="ce7" table:formula="of:=[.A27]*[.D27]" office:value-type="currency" office:currency="EUR" office:value="1.046" calcext:value-type="currency">
            <text:p>1.0460 €</text:p>
          </table:table-cell>
          <table:table-cell table:style-name="ce4" office:value-type="string" calcext:value-type="string">
            <text:p>Ebay</text:p>
          </table:table-cell>
          <table:table-cell table:style-name="ce4" office:value-type="string" calcext:value-type="string">
            <text:p><text:a xlink:href="https://www.ebay.co.uk/itm/261161661277?var=560382974005" xlink:type="simple">https://www.ebay.co.uk/itm/261161661277?var=560382974005</text:a></text:p>
            <text:p><text:a xlink:href="https://www.ebay.co.uk/itm/293553763783?var=592363654733" xlink:type="simple">https://www.ebay.co.uk/itm/293553763783?var=592363654733</text:a>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WeMos_D1_mini (Headers)</text:p>
          </table:table-cell>
          <table:table-cell table:style-name="ce7" table:formula="of:=1.75/10" office:value-type="currency" office:currency="EUR" office:value="0.175" calcext:value-type="currency">
            <text:p>0.1750 €</text:p>
          </table:table-cell>
          <table:table-cell table:style-name="ce7" table:formula="of:=[.A28]*[.D28]" office:value-type="currency" office:currency="EUR" office:value="0" calcext:value-type="currency">
            <text:p>0.0000 €</text:p>
          </table:table-cell>
          <table:table-cell table:style-name="ce4" office:value-type="string" calcext:value-type="string">
            <text:p>Ebay</text:p>
          </table:table-cell>
          <table:table-cell table:style-name="ce4" office:value-type="string" calcext:value-type="string">
            <text:p>https://www.ebay.co.uk/itm/264236708069?var=564637007508</text:p>
          </table:table-cell>
          <table:table-cell table:style-name="ce4" office:value-type="string" calcext:value-type="string">
            <text:p>Set quantity if using this one</text:p>
          </table:table-cell>
          <table:table-cell table:style-name="ce4"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NodeMCU_ESP12E (Headers)</text:p>
          </table:table-cell>
          <table:table-cell table:style-name="ce7" table:formula="of:=1.75/10" office:value-type="currency" office:currency="EUR" office:value="0.175" calcext:value-type="currency">
            <text:p>0.1750 €</text:p>
          </table:table-cell>
          <table:table-cell table:style-name="ce7" table:formula="of:=[.A29]*[.D29]" office:value-type="currency" office:currency="EUR" office:value="0.35" calcext:value-type="currency">
            <text:p>0.3500 €</text:p>
          </table:table-cell>
          <table:table-cell table:style-name="ce4" office:value-type="string" calcext:value-type="string">
            <text:p>Ebay</text:p>
          </table:table-cell>
          <table:table-cell table:style-name="ce4" office:value-type="string" calcext:value-type="string">
            <text:p>https://www.ebay.co.uk/itm/264236708069?var=564648418654</text:p>
          </table:table-cell>
          <table:table-cell table:style-name="ce4" office:value-type="string" calcext:value-type="string">
            <text:p>Set quantity if using this one</text:p>
          </table:table-cell>
          <table:table-cell table:style-name="ce4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ins Power Connector</text:p>
          </table:table-cell>
          <table:table-cell table:formula="of:=64.37/100" office:value-type="currency" office:currency="EUR" office:value="0.6437" calcext:value-type="currency">
            <text:p>0.6437 €</text:p>
          </table:table-cell>
          <table:table-cell table:formula="of:=[.A30]*[.D30]" office:value-type="currency" office:currency="EUR" office:value="0.6437" calcext:value-type="currency">
            <text:p>0.6437 €</text:p>
          </table:table-cell>
          <table:table-cell office:value-type="string" calcext:value-type="string">
            <text:p>IEC-A-2</text:p>
          </table:table-cell>
          <table:table-cell office:value-type="string" calcext:value-type="string">
            <text:p>https://www.tme.eu/pt/details/iec-a-2/conectores-iec-60320/adam-tech/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OLED Screen</text:p>
          </table:table-cell>
          <table:table-cell table:style-name="ce7" office:value-type="currency" office:currency="EUR" office:value="3.23" calcext:value-type="currency">
            <text:p>3.2300 €</text:p>
          </table:table-cell>
          <table:table-cell table:style-name="ce7" table:formula="of:=[.A31]*[.D31]" office:value-type="currency" office:currency="EUR" office:value="3.23" calcext:value-type="currency">
            <text:p>3.2300 €</text:p>
          </table:table-cell>
          <table:table-cell table:style-name="ce4" office:value-type="string" calcext:value-type="string">
            <text:p>Ebay</text:p>
          </table:table-cell>
          <table:table-cell table:style-name="ce4" office:value-type="string" calcext:value-type="string">
            <text:p>https://www.ebay.co.uk/itm/112934969503?var=413321092554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ndutivity Sensor</text:p>
          </table:table-cell>
          <table:table-cell table:style-name="ce7" office:value-type="currency" office:currency="EUR" office:value="11.74" calcext:value-type="currency">
            <text:p>11.7400 €</text:p>
          </table:table-cell>
          <table:table-cell table:style-name="ce7" table:formula="of:=[.A32]*[.D32]" office:value-type="currency" office:currency="EUR" office:value="11.74" calcext:value-type="currency">
            <text:p>11.7400 €</text:p>
          </table:table-cell>
          <table:table-cell table:style-name="ce4" office:value-type="string" calcext:value-type="string">
            <text:p>Ebay</text:p>
          </table:table-cell>
          <table:table-cell table:style-name="ce4" office:value-type="string" calcext:value-type="string">
            <text:p>https://www.ebay.co.uk/itm/203137647670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Water Pump (8W)</text:p>
          </table:table-cell>
          <table:table-cell table:style-name="ce7" office:value-type="currency" office:currency="EUR" office:value="9.42" calcext:value-type="currency">
            <text:p>9.4200 €</text:p>
          </table:table-cell>
          <table:table-cell table:style-name="ce7" table:formula="of:=[.A33]*[.D33]" office:value-type="currency" office:currency="EUR" office:value="9.42" calcext:value-type="currency">
            <text:p>9.4200 €</text:p>
          </table:table-cell>
          <table:table-cell table:style-name="ce4" office:value-type="string" calcext:value-type="string">
            <text:p>Ebay</text:p>
          </table:table-cell>
          <table:table-cell table:style-name="ce4" office:value-type="string" calcext:value-type="string">
            <text:p>https://www.ebay.co.uk/itm/313344756592?var=612225400641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BME280 Environment Sensor</text:p>
          </table:table-cell>
          <table:table-cell table:style-name="ce7" office:value-type="currency" office:currency="EUR" office:value="2.6" calcext:value-type="currency">
            <text:p>2.6000 €</text:p>
          </table:table-cell>
          <table:table-cell table:style-name="ce7" table:formula="of:=[.A34]*[.D34]" office:value-type="currency" office:currency="EUR" office:value="2.6" calcext:value-type="currency">
            <text:p>2.6000 €</text:p>
          </table:table-cell>
          <table:table-cell table:style-name="ce4" office:value-type="string" calcext:value-type="string">
            <text:p>Ebay</text:p>
          </table:table-cell>
          <table:table-cell table:style-name="ce4" office:value-type="string" calcext:value-type="string">
            <text:p>£2.23</text:p>
          </table:table-cell>
          <table:table-cell table:style-name="ce4"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>
          <table:table-cell table:style-name="ce1" office:value-type="string" calcext:value-type="string" table:number-columns-spanned="4" table:number-rows-spanned="1">
            <text:p>Total Eletronics:</text:p>
          </table:table-cell>
          <table:covered-table-cell table:number-columns-repeated="2"/>
          <table:covered-table-cell table:style-name="Default"/>
          <table:table-cell table:style-name="ce8" table:formula="of:=SUM([.E2:.E30])" office:value-type="currency" office:currency="EUR" office:value="20.90332" calcext:value-type="currency">
            <text:p>20.90 €</text:p>
          </table:table-cell>
          <table:table-cell table:style-name="ce9" office:value-type="string" calcext:value-type="string">
            <text:p>Total</text:p>
          </table:table-cell>
          <table:table-cell table:style-name="ce8" table:formula="of:=SUM([.E2:.E35])" office:value-type="currency" office:currency="EUR" office:value="47.89332" calcext:value-type="currency">
            <text:p>47.89 €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4P0" style:volatile="true">
      <number:number number:decimal-places="3" number:min-decimal-places="3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currency-style style:name="N126P0" style:volatile="true">
      <number:number number:decimal-places="4" number:min-decimal-places="4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11:35:32.891986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11:09:34.526849677</meta:creation-date>
    <dc:date>2021-06-18T09:07:14.540200127</dc:date>
    <meta:editing-duration>PT38M50S</meta:editing-duration>
    <meta:editing-cycles>13</meta:editing-cycles>
    <meta:generator>LibreOffice/7.1.3.2$Linux_X86_64 LibreOffice_project/10$Build-2</meta:generator>
    <meta:document-statistic meta:table-count="1" meta:cell-count="288" meta:object-count="0"/>
  </office:meta>
</office:document-meta>
</file>